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Arial1" svg:font-family="Arial" style:font-adornments="Bold" style:font-family-generic="swiss" style:font-pitch="variable"/>
    <style:font-face style:name="Arial2" svg:font-family="Arial" style:font-adornments="Italic" style:font-family-generic="swiss" style:font-pitch="variable"/>
    <style:font-face style:name="Arial3" svg:font-family="Arial" style:font-adornments="Regular" style:font-family-generic="swiss" style:font-pitch="variable"/>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style:font-name="Arial" officeooo:rsid="001a00b9" officeooo:paragraph-rsid="001a00b9"/>
    </style:style>
    <style:style style:name="P2" style:family="paragraph" style:parent-style-name="Standard">
      <style:paragraph-properties fo:line-height="100%" fo:text-align="center" style:justify-single-word="false"/>
      <style:text-properties style:font-name="Arial" officeooo:rsid="001a00b9" officeooo:paragraph-rsid="001a00b9"/>
    </style:style>
    <style:style style:name="P3" style:family="paragraph" style:parent-style-name="Standard">
      <style:paragraph-properties fo:margin-top="0cm" fo:margin-bottom="0cm" style:contextual-spacing="false" fo:line-height="100%" fo:text-align="center" style:justify-single-word="false"/>
      <style:text-properties style:font-name="Arial" officeooo:rsid="001a00b9" officeooo:paragraph-rsid="001a00b9"/>
    </style:style>
    <style:style style:name="P4" style:family="paragraph" style:parent-style-name="Standard">
      <style:paragraph-properties fo:margin-left="1.251cm" fo:margin-right="0cm" fo:text-align="justify" style:justify-single-word="false" fo:text-indent="0cm" style:auto-text-indent="false"/>
      <style:text-properties style:font-name="Arial" officeooo:rsid="001a00b9" officeooo:paragraph-rsid="001a00b9"/>
    </style:style>
    <style:style style:name="P5" style:family="paragraph" style:parent-style-name="Standard">
      <style:paragraph-properties fo:text-align="center" style:justify-single-word="false"/>
      <style:text-properties style:font-name="Arial" fo:font-size="10pt" officeooo:rsid="001a00b9" officeooo:paragraph-rsid="001a00b9" style:font-size-asian="10pt" style:font-size-complex="10pt"/>
    </style:style>
    <style:style style:name="P6" style:family="paragraph" style:parent-style-name="Standard">
      <style:paragraph-properties fo:text-align="center" style:justify-single-word="false"/>
      <style:text-properties style:font-name="Arial" fo:font-size="14pt" officeooo:rsid="001a00b9" officeooo:paragraph-rsid="001a00b9" style:font-size-asian="14pt" style:font-size-complex="14pt"/>
    </style:style>
    <style:style style:name="P7" style:family="paragraph" style:parent-style-name="Standard">
      <style:paragraph-properties fo:text-align="center" style:justify-single-word="false"/>
      <style:text-properties style:font-name="Arial" fo:font-size="12pt" officeooo:rsid="001a00b9" officeooo:paragraph-rsid="001a00b9" style:font-size-asian="12pt" style:font-size-complex="12pt"/>
    </style:style>
    <style:style style:name="P8" style:family="paragraph" style:parent-style-name="Standard">
      <style:paragraph-properties fo:margin-left="0cm" fo:margin-right="0cm" fo:text-align="start" style:justify-single-word="false" fo:text-indent="0cm" style:auto-text-indent="false"/>
      <style:text-properties style:font-name="Arial" officeooo:rsid="001a00b9" officeooo:paragraph-rsid="001a00b9" fo:background-color="transparent"/>
    </style:style>
    <style:style style:name="P9" style:family="paragraph" style:parent-style-name="Standard">
      <style:paragraph-properties fo:text-align="center" style:justify-single-word="false"/>
      <style:text-properties style:font-name="Arial" officeooo:rsid="001a00b9" officeooo:paragraph-rsid="001a00b9" fo:background-color="transparent"/>
    </style:style>
    <style:style style:name="P10" style:family="paragraph" style:parent-style-name="Standard">
      <style:paragraph-properties fo:text-align="center" style:justify-single-word="false"/>
      <style:text-properties style:font-name="Arial" officeooo:rsid="001af891" officeooo:paragraph-rsid="001a00b9"/>
    </style:style>
    <style:style style:name="P11" style:family="paragraph" style:parent-style-name="Title">
      <style:text-properties fo:font-size="12pt" style:font-size-asian="12pt" style:font-size-complex="12pt"/>
    </style:style>
    <style:style style:name="P12" style:family="paragraph" style:parent-style-name="Title">
      <style:text-properties fo:font-size="12pt" officeooo:paragraph-rsid="0023fef9" style:font-size-asian="12pt" style:font-size-complex="12pt"/>
    </style:style>
    <style:style style:name="P13" style:family="paragraph" style:parent-style-name="Text_20_body">
      <style:text-properties officeooo:rsid="0021cd08" officeooo:paragraph-rsid="0021cd08"/>
    </style:style>
    <style:style style:name="P14" style:family="paragraph" style:parent-style-name="Text_20_body">
      <style:text-properties officeooo:paragraph-rsid="0021cd08"/>
    </style:style>
    <style:style style:name="P15" style:family="paragraph" style:parent-style-name="Text_20_body">
      <style:paragraph-properties fo:text-align="justify" style:justify-single-word="false"/>
      <style:text-properties officeooo:paragraph-rsid="0021cd08"/>
    </style:style>
    <style:style style:name="P16" style:family="paragraph" style:parent-style-name="Text_20_body">
      <style:text-properties fo:font-style="normal" officeooo:rsid="00253ba5" officeooo:paragraph-rsid="00253ba5" style:font-style-asian="normal" style:font-style-complex="normal"/>
    </style:style>
    <style:style style:name="P17" style:family="paragraph" style:parent-style-name="Contents_20_1">
      <style:paragraph-properties>
        <style:tab-stops>
          <style:tab-stop style:position="16.589cm" style:type="right" style:leader-style="dotted" style:leader-text="."/>
        </style:tab-stops>
      </style:paragraph-properties>
    </style:style>
    <style:style style:name="P18" style:family="paragraph" style:parent-style-name="Contents_20_2">
      <style:paragraph-properties>
        <style:tab-stops>
          <style:tab-stop style:position="16.09cm" style:type="right" style:leader-style="dotted" style:leader-text="."/>
        </style:tab-stops>
      </style:paragraph-properties>
    </style:style>
    <style:style style:name="P19" style:family="paragraph" style:parent-style-name="Contents_20_Heading">
      <style:text-properties fo:font-size="14pt" style:font-size-asian="12.25pt" style:font-size-complex="14pt"/>
    </style:style>
    <style:style style:name="P20" style:family="paragraph" style:parent-style-name="Header">
      <style:text-properties officeooo:rsid="00293de7" officeooo:paragraph-rsid="00293de7"/>
    </style:style>
    <style:style style:name="P21" style:family="paragraph" style:parent-style-name="HeaderTitle">
      <style:text-properties officeooo:rsid="002bc762" officeooo:paragraph-rsid="002bc762"/>
    </style:style>
    <style:style style:name="P22" style:family="paragraph" style:parent-style-name="Heading_20_1">
      <style:text-properties officeooo:rsid="001a00b9" officeooo:paragraph-rsid="001a00b9"/>
    </style:style>
    <style:style style:name="P23" style:family="paragraph" style:parent-style-name="Heading_20_1">
      <style:text-properties officeooo:paragraph-rsid="001a00b9"/>
    </style:style>
    <style:style style:name="P24" style:family="paragraph" style:parent-style-name="Heading_20_2">
      <style:text-properties officeooo:rsid="001a00b9" officeooo:paragraph-rsid="001a00b9"/>
    </style:style>
    <style:style style:name="P25" style:family="paragraph" style:parent-style-name="Standard">
      <style:paragraph-properties fo:text-align="center" style:justify-single-word="false"/>
      <style:text-properties style:font-name="Arial" officeooo:rsid="001a00b9" officeooo:paragraph-rsid="001a00b9"/>
    </style:style>
    <style:style style:name="P26" style:family="paragraph" style:parent-style-name="Text_20_body">
      <style:text-properties officeooo:rsid="00293de7" officeooo:paragraph-rsid="00293de7"/>
    </style:style>
    <style:style style:name="P27" style:family="paragraph" style:parent-style-name="Text_20_body">
      <style:paragraph-properties fo:text-align="justify" style:justify-single-word="false"/>
    </style:style>
    <style:style style:name="P28" style:family="paragraph" style:parent-style-name="Text_20_body">
      <style:text-properties officeooo:rsid="002a9db4" officeooo:paragraph-rsid="002a9db4"/>
    </style:style>
    <style:style style:name="P29" style:family="paragraph" style:parent-style-name="simpleParagraph">
      <style:text-properties fo:font-weight="bold" officeooo:rsid="002d8874" officeooo:paragraph-rsid="002d8874" style:font-weight-asian="bold" style:font-weight-complex="bold"/>
    </style:style>
    <style:style style:name="T1" style:family="text">
      <style:text-properties fo:font-style="italic" style:font-style-asian="italic" style:font-style-complex="italic"/>
    </style:style>
    <style:style style:name="T2" style:family="text">
      <style:text-properties fo:font-style="italic" officeooo:rsid="0021cd08"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normal" style:font-style-asian="normal" style:font-style-complex="normal"/>
    </style:style>
    <style:style style:name="T5" style:family="text">
      <style:text-properties fo:font-style="normal" officeooo:rsid="0021cd08" style:font-style-asian="normal" style:font-style-complex="normal"/>
    </style:style>
    <style:style style:name="T6" style:family="text">
      <style:text-properties fo:font-style="normal" officeooo:rsid="00253ba5" style:font-style-asian="normal" style:font-style-complex="normal"/>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officeooo:rsid="0021cd08"/>
    </style:style>
    <style:style style:name="T9" style:family="text">
      <style:text-properties officeooo:rsid="001a00b9"/>
    </style:style>
    <style:style style:name="T10" style:family="text">
      <style:text-properties officeooo:rsid="0023fef9"/>
    </style:style>
    <style:style style:name="T11" style:family="text">
      <style:text-properties officeooo:rsid="00253ba5"/>
    </style:style>
    <style:style style:name="T12" style:family="text">
      <style:text-properties officeooo:rsid="00293de7"/>
    </style:style>
    <style:style style:name="T13" style:family="text">
      <style:text-properties fo:font-weight="bold" style:font-weight-asian="bold" style:font-weight-complex="bold"/>
    </style:style>
    <style:style style:name="T14" style:family="text">
      <style:text-properties fo:font-weight="normal" style:font-weight-asian="normal" style:font-weight-complex="normal"/>
    </style:style>
    <style:style style:name="T15" style:family="text">
      <style:text-properties officeooo:rsid="002bc762"/>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Centralized">FACULDADE DOCTUM DE CARATINGA<text:line-break/>BACHARELADO EM CIÊNCIA DA COMPUTAÇÃO</text:p>
      <text:p text:style-name="P2"/>
      <text:p text:style-name="P2"/>
      <text:p text:style-name="P2"/>
      <text:p text:style-name="P2"/>
      <text:p text:style-name="P2"/>
      <text:p text:style-name="P2"/>
      <text:p text:style-name="P2"/>
      <text:p text:style-name="Centralized">MATEUS FREITAS DA COSTA</text:p>
      <text:p text:style-name="Centralized">PAULO RICARDO</text:p>
      <text:p text:style-name="P1"/>
      <text:p text:style-name="P1"/>
      <text:p text:style-name="P1"/>
      <text:p text:style-name="P1"/>
      <text:p text:style-name="P1"/>
      <text:p text:style-name="P1"/>
      <text:p text:style-name="P1"/>
      <text:p text:style-name="P1"/>
      <text:p text:style-name="P1"/>
      <text:p text:style-name="P1"/>
      <text:p text:style-name="P11"/>
      <text:p text:style-name="P12">UMA ANÁLISE COMPARATIVA DE BIBLIOTECAS JAVASCRIPT PARA A <text:span text:style-name="T10">RENDERIZAÇÂO DE MODELOS 3D EM TEMPO REAL</text:span> EM AMBIENTES WEB</text:p>
      <text:p text:style-name="Title"/>
      <text:p text:style-name="P7"/>
      <text:p text:style-name="P7"/>
      <text:p text:style-name="P6"/>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Centralized">CARATINGA</text:p>
      <text:p text:style-name="Centralized">2023</text:p>
      <text:p text:style-name="P1"><text:soft-page-break/></text:p>
      <text:p text:style-name="Centralized">FACULDADE DOCTUM DE CARATINGA<text:line-break/>BACHARELADO EM CIÊNCIA DA COMPUTAÇÃO</text:p>
      <text:p text:style-name="Centralized"/>
      <text:p text:style-name="P2"/>
      <text:p text:style-name="P2"/>
      <text:p text:style-name="P2"/>
      <text:p text:style-name="P2"/>
      <text:p text:style-name="P2"/>
      <text:p text:style-name="P3"/>
      <text:p text:style-name="Centralized">MATEUS FREITAS DA COSTA</text:p>
      <text:p text:style-name="Centralized">PAULO RICARDO</text:p>
      <text:p text:style-name="P2"/>
      <text:p text:style-name="P2"/>
      <text:p text:style-name="P2"/>
      <text:p text:style-name="P2"/>
      <text:p text:style-name="P2"/>
      <text:p text:style-name="P2"/>
      <text:p text:style-name="P2"/>
      <text:p text:style-name="P2"/>
      <text:p text:style-name="P2"/>
      <text:p text:style-name="P11"/>
      <text:p text:style-name="P11"/>
      <text:p text:style-name="P11">UMA ANÁLISE COMPARATIVA DE BIBLIOTECAS JAVASCRIPT PARA A <text:span text:style-name="T10">RENDERIZAÇÂO DE MODELOS 3D EM TEMPO REAL</text:span> EM AMBIENTES WEB</text:p>
      <text:p text:style-name="P7"/>
      <text:p text:style-name="P1"/>
      <text:p text:style-name="P1"/>
      <text:p text:style-name="P1"/>
      <text:p text:style-name="P1"/>
      <text:p text:style-name="P1"/>
      <text:p text:style-name="P5"/>
      <text:p text:style-name="P5"/>
      <text:p text:style-name="Quotations">Trabalho de Conclusão de Curso apresentado à Faculdade de Ciência da Computação da Faculdade Doctum de Caratinga, como requisito para a aprovação na disciplina de TCC I.</text:p>
      <text:p text:style-name="Quotations">Orientador: XXXX-XXXX-XXXX</text:p>
      <text:p text:style-name="P4"/>
      <text:p text:style-name="P1"/>
      <text:p text:style-name="P1"/>
      <text:p text:style-name="P1"/>
      <text:p text:style-name="P1"/>
      <text:p text:style-name="P1"/>
      <text:p text:style-name="P10"/>
      <text:p text:style-name="Centralized">CARATINGA</text:p>
      <text:p text:style-name="Centralized">2023</text:p>
      <text:p text:style-name="HeaderTitle"><text:soft-page-break/>RESUMO</text:p>
      <text:p text:style-name="P29">Palavras-Chave: <text:span text:style-name="T7">Desenvolvimento Web, Computação Gráfica, WebGL, Biblioteca.</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1"><text:soft-page-break/>ABSTRACT</text:p>
      <text:p text:style-name="P29">Keywords: <text:span text:style-name="T7">Web development, Computer Graphics, WebGL, Library.</text:span></text:p>
      <text:p text:style-name="P29"><text:span text:style-name="T7"/></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table-of-content text:style-name="Sect1" text:protected="true" text:name="Table of Contents1">
        <text:table-of-content-source text:outline-level="10">
          <text:index-title-template text:style-name="Contents_20_Heading">SUMÁ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9"><text:soft-page-break/>SUMÁRIO</text:p>
          </text:index-title>
          <text:p text:style-name="P17"><text:a xlink:type="simple" xlink:href="#__RefHeading___Toc7724_3216282967" text:style-name="Index_20_Link" text:visited-style-name="Index_20_Link">1. Apresentação<text:tab/>4</text:a></text:p>
          <text:p text:style-name="P17"><text:a xlink:type="simple" xlink:href="#__RefHeading___Toc7726_3216282967" text:style-name="Index_20_Link" text:visited-style-name="Index_20_Link">2. Objeto de Estudo<text:tab/>5</text:a></text:p>
          <text:p text:style-name="P17"><text:a xlink:type="simple" xlink:href="#__RefHeading___Toc7728_3216282967" text:style-name="Index_20_Link" text:visited-style-name="Index_20_Link">3. Hipóteses<text:tab/>5</text:a></text:p>
          <text:p text:style-name="P17"><text:a xlink:type="simple" xlink:href="#__RefHeading___Toc7730_3216282967" text:style-name="Index_20_Link" text:visited-style-name="Index_20_Link">4. Objetivos<text:tab/>5</text:a></text:p>
          <text:p text:style-name="P18"><text:a xlink:type="simple" xlink:href="#__RefHeading___Toc7732_3216282967" text:style-name="Index_20_Link" text:visited-style-name="Index_20_Link">4.1 Objetivos Gerais<text:tab/>5</text:a></text:p>
          <text:p text:style-name="P18"><text:a xlink:type="simple" xlink:href="#__RefHeading___Toc7734_3216282967" text:style-name="Index_20_Link" text:visited-style-name="Index_20_Link">4.1 Objetivos Específicos<text:tab/>5</text:a></text:p>
          <text:p text:style-name="P17"><text:a xlink:type="simple" xlink:href="#__RefHeading___Toc7736_3216282967" text:style-name="Index_20_Link" text:visited-style-name="Index_20_Link">5. Justificativa<text:tab/>5</text:a></text:p>
          <text:p text:style-name="P17"><text:a xlink:type="simple" xlink:href="#__RefHeading___Toc65689_3512237750" text:style-name="Index_20_Link" text:visited-style-name="Index_20_Link">?. REFERÊNCIAS<text:tab/>5</text:a></text:p>
        </text:index-body>
      </text:table-of-content>
      <text:p text:style-name="P8"/>
      <text:p text:style-name="P9"/>
      <text:p text:style-name="P9"/>
      <text:p text:style-name="P9"/>
      <text:p text:style-name="P9"/>
      <text:p text:style-name="P9"/>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h text:style-name="P22" text:outline-level="1" text:is-list-header="true"><text:bookmark-start text:name="__RefHeading___Toc7724_3216282967"/><text:soft-page-break/>1. Apresentação<text:bookmark-end text:name="__RefHeading___Toc7724_3216282967"/></text:h>
      <text:p text:style-name="Text_20_body">Uma das áreas mais proeminentes da computação dos dias de hoje refere-se a <text:span text:style-name="T1">World Wide Web</text:span><text:span text:style-name="T4">. Desenvolvida por Tim Berners-Lee em 1990 (WEBFOUNDATION, c2008-2022), as </text:span><text:span text:style-name="T5">tecnologias fundamentais para o seu funcionamento consistem </text:span><text:span text:style-name="T4">no</text:span><text:span text:style-name="T5">a linguagem de formatação </text:span><text:span text:style-name="T1">HTML – Hypertext Markup Language - </text:span><text:span text:style-name="T4">e no protocolo </text:span><text:span text:style-name="T1">HTTP – Hypertext Transfer Protocol -, </text:span><text:span text:style-name="T4">que permite o compartilhamento de recursos através da rede.</text:span></text:p>
      <text:p text:style-name="P13"><text:span text:style-name="T4">Além dos tradicionais arquivos de texto, o protocolo </text:span><text:span text:style-name="T1">HTTP </text:span><text:span text:style-name="T4">permite atualmente o compartilhamento de diversos outros tipos de mídia, como arquivos de estilo (</text:span><text:span text:style-name="T1">CSS), scripts (Javascript), </text:span><text:span text:style-name="T4">imagens, áudios, modelos 3D, entre outros (MDN, c1998-2023), permitindo assim o desenvolvimento de aplicações muito mais complexas e enriquecendo a experiência dos usuários conectados a </text:span><text:span text:style-name="T1">internet.</text:span></text:p>
      <text:p text:style-name="P13"><text:span text:style-name="T4">Dada a evolução dos equipamentos de </text:span><text:span text:style-name="T1">hardware </text:span><text:span text:style-name="T4">nos últimos anos, se tornou cada vez mais comum a utilização de aplicações que usam de modelagem 3D para suas necessidades. A constante evolução da computação gráfica para o desenvolvimento de jogos, fotografia digital, design gráfico, cartografia, visualização de dados, entre muitos outros, fez crescer a demanda para que estas tecnologias se tornassem disponíveis também nos navegadores </text:span><text:span text:style-name="T1">Web</text:span><text:span text:style-name="T4">. Assim, foi desenvolvida o padrão </text:span><text:span text:style-name="T1">WebGL</text:span><text:span text:style-name="T4">, versão da </text:span><text:span text:style-name="T1">API </text:span><text:span text:style-name="T4">gráfica </text:span><text:span text:style-name="T1">OpenGL,</text:span><text:span text:style-name="T4"> funcionando nativamente no navegador, permitindo assim o desenvolvimento de gráficos 3D com aceleração de </text:span><text:span text:style-name="T1">hardware </text:span><text:span text:style-name="T4">em </text:span><text:span text:style-name="T1">websites</text:span><text:span text:style-name="T4">. (Gdad-s-River, 2017)</text:span></text:p>
      <text:p text:style-name="P14"><text:span text:style-name="T8">Na engenharia de</text:span><text:span text:style-name="T2"> software</text:span><text:span text:style-name="T5">, </text:span><text:span text:style-name="T8">Parnas (1972, </text:span><text:span text:style-name="T12">p1053-1058, </text:span><text:span text:style-name="T8">apud </text:span>OLIVEIRA, <text:span text:style-name="T8">2017, </text:span><text:span text:style-name="T12">p15</text:span><text:span text:style-name="T8">) </text:span><text:span text:style-name="T11">define a modularidade</text:span><text:span text:style-name="T8"> como a capacidade de dividir um sistema em submódulos, que podem ser modificados individualmente sem informações adicionais das outras. Assim, é possível que o desenvolvedor de uma aplicação utilize de bibliotecas de códigos fonte fornecidas por terceiros, que ao abstrair tarefas complexas de baixo nível, podem facilitar o desenvolvimento de um programa.</text:span></text:p>
      <text:p text:style-name="P15"><text:span text:style-name="T8">Assim, este trabalho busca fazer um estudo comparativo de diversas bibliotecas feitas em </text:span><text:span text:style-name="T2">javascript</text:span><text:span text:style-name="T5"> construídas em cima das capacidades dos navegadores em renderizar objetos 3D, fornecendo assim resultados qualitativos e quantitativos acerca </text:span><text:soft-page-break/><text:span text:style-name="T5">de suas capacidades funcionais, com as vantagens e desvantagens que um desenvolvedor terá ao </text:span><text:span text:style-name="T6">optar por utilizar</text:span><text:span text:style-name="T5"> qualquer uma delas.</text:span></text:p>
      <text:h text:style-name="P22" text:outline-level="1" text:is-list-header="true"><text:bookmark-start text:name="__RefHeading___Toc7726_3216282967"/>2. Objeto de Estudo<text:bookmark-end text:name="__RefHeading___Toc7726_3216282967"/></text:h>
      <text:p text:style-name="P16">Quais são as melhores ferramentas, bibliotecas e frameworks capazes de fornecer uma camada de abstração do <text:span text:style-name="T1">WebGL</text:span> funcional<text:span text:style-name="T12"> </text:span>que possam ser utilizadas em projetos Web que buscam renderizar objetos de três dimensões em tempo real?</text:p>
      <text:h text:style-name="P22" text:outline-level="1"><text:bookmark-start text:name="__RefHeading___Toc7728_3216282967"/>3. Hipóteses<text:bookmark-end text:name="__RefHeading___Toc7728_3216282967"/></text:h>
      <text:p text:style-name="P26">No presente trabalho, pretende-se analisar diversas bibliotecas ou frameworks da linguagem de programação javascript, e fazer uma análise qualitativa e quantitativa de diversos de seus atributos, com vantagens e desvantagens, tais como: documentação, facilidade de uso, performance, gasto de memória, tamanho da biblioteca e funcionalidades presentes.</text:p>
      <text:p text:style-name="P26">Assim, ao analisar individualmente cada biblioteca, é esperado observar grandes e pequenas discrepâncias na medição de suas métricas, e dessa forma, será possível obter um panorama geral das vantagens e desvantagens que um desenvolvedor terá ao optar por utilizar qualquer uma delas.</text:p>
      <text:h text:style-name="P22" text:outline-level="1"><text:bookmark-start text:name="__RefHeading___Toc7730_3216282967"/>4. Objetivo<text:span text:style-name="T12">s</text:span><text:bookmark-end text:name="__RefHeading___Toc7730_3216282967"/></text:h>
      <text:h text:style-name="P24" text:outline-level="2"><text:bookmark-start text:name="__RefHeading___Toc7732_3216282967"/>4.1 Objetivos Gerais<text:bookmark-end text:name="__RefHeading___Toc7732_3216282967"/></text:h>
      <text:h text:style-name="P24" text:outline-level="2"><text:bookmark-start text:name="__RefHeading___Toc7734_3216282967"/>4.1 Objetivos Específicos<text:bookmark-end text:name="__RefHeading___Toc7734_3216282967"/></text:h>
      <text:h text:style-name="P23" text:outline-level="1"><text:bookmark-start text:name="__RefHeading___Toc7736_3216282967"/><text:span text:style-name="T9">5. Justificativa</text:span><text:bookmark-end text:name="__RefHeading___Toc7736_3216282967"/></text:h>
      <text:p text:style-name="P28">O trabalho que se apresente será desenvolvido com o objetivo a fim de expandir o conhecimento dos autores com a área de desenvolvimento <text:span text:style-name="T1">Web</text:span><text:span text:style-name="T4">, além do uso da computação gráfica, área que é de interesse do autor e muito relevante na Ciência da Computação.</text:span></text:p>
      <text:p text:style-name="P28"><text:span text:style-name="T4">Além disso, ao fornecer uma análise comparativa detalhada das bibliotecas que haverão de ser estudadas no decorrer de seu desenvolvimento, os resultados podem ser de ajuda aos desenvolvedores que tenham interesse em produzir aplicações que </text:span><text:soft-page-break/><text:span text:style-name="T4">utilizem de gŕaficos 3D em ambientes </text:span><text:span text:style-name="T1">Web</text:span><text:span text:style-name="T4">.</text:span></text:p>
      <text:h text:style-name="Heading_20_1" text:outline-level="1"><text:bookmark-start text:name="__RefHeading___Toc65689_3512237750"/>?. REFERÊNCIAS<text:bookmark-end text:name="__RefHeading___Toc65689_3512237750"/></text:h>
      <text:p text:style-name="Text_20_body">Web Foundation. <text:span text:style-name="T13">History of the Web</text:span><text:span text:style-name="T14">.</text:span> Web Foundation, c2008-2022. Disponível em &lt;https://webfoundation.org/about/vision/history-of-the-web/&gt;. Acesso em: 16 mar. 2023.</text:p>
      <text:p text:style-name="Text_20_body">Mfuji09 etc al. <text:s/><text:span text:style-name="T13">MIME Types (IANA <text:s/>media types)</text:span>. MDN Web Docs, c1998-2023. Disponível em: &lt;https://developer.mozilla.org/en-US/docs/Web/HTTP/Basics_of_HTTP/MIME_types&gt;. Acesso em: 16 mar. 2023.</text:p>
      <text:p text:style-name="Text_20_body">Gdad-s-River. A<text:span text:style-name="T13"> Brief History of Web Graphics</text:span>. Fossbytes, 2017, Disponível em: &lt;https://fossbytes.com/history-web-graphics/&gt;. Acesso em: 16 mar. 2023.</text:p>
      <text:p text:style-name="Text_20_body">PARNAS, D. L. <text:span text:style-name="T13">On the criteria to be used in decomposing systems into modules</text:span>. Communications of the ACM, ACM, v. 15, 1972.</text:p>
      <text:p text:style-name="P27"/>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Arial1" svg:font-family="Arial" style:font-adornments="Bold" style:font-family-generic="swiss" style:font-pitch="variable"/>
    <style:font-face style:name="Arial2" svg:font-family="Arial" style:font-adornments="Italic" style:font-family-generic="swiss" style:font-pitch="variable"/>
    <style:font-face style:name="Arial3" svg:font-family="Arial" style:font-adornments="Regular" style:font-family-generic="swiss" style:font-pitch="variable"/>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DejaVu Sans"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DejaVu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3" fo:font-family="Arial" style:font-style-name="Regular" style:font-family-generic="swiss" style:font-pitch="variable"/>
    </style:style>
    <style:style style:name="Heading" style:family="paragraph" style:parent-style-name="Standard" style:next-style-name="Text_20_body" style:class="text" style:master-page-name="">
      <style:paragraph-properties fo:margin-left="0cm" fo:margin-right="0cm" fo:margin-top="0.423cm" fo:margin-bottom="0.212cm" style:contextual-spacing="false" fo:line-height="150%" fo:text-indent="0cm" style:auto-text-indent="false" style:page-number="auto" fo:keep-with-next="always"/>
      <style:text-properties fo:font-variant="normal" fo:text-transform="none" style:font-name="Arial3" fo:font-family="Arial" style:font-style-name="Regular" style:font-family-generic="swiss" style:font-pitch="variable" fo:font-size="12pt" fo:font-weight="normal" style:font-name-asian="DejaVu Sans" style:font-family-asian="'DejaVu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cm" style:contextual-spacing="false" fo:line-height="150%" fo:text-align="justify" style:justify-single-word="false" fo:text-indent="1.251cm" style:auto-text-indent="false" style:page-number="auto"/>
      <style:text-properties style:use-window-font-color="true" loext:opacity="0%"/>
    </style:style>
    <style:style style:name="List" style:family="paragraph" style:parent-style-name="Text_20_body" style:class="list">
      <style:paragraph-properties fo:margin-left="0cm" fo:margin-right="0cm" fo:margin-top="0cm" fo:margin-bottom="0cm" style:contextual-spacing="true" fo:line-height="100%" fo:text-indent="1.251cm" style:auto-text-indent="false"/>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default-outline-level="" style:list-style-name="" style:class="index" style:master-page-name="">
      <style:paragraph-properties fo:line-height="150%" style:page-number="auto" text:number-lines="false" text:line-number="0">
        <style:tab-stops/>
      </style:paragraph-properties>
      <style:text-properties style:font-size-asian="12pt" style:font-name-complex="FreeSans"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
      <style:paragraph-properties fo:margin-left="0cm" fo:margin-right="0cm" fo:text-align="center" style:justify-single-word="false" fo:text-indent="0cm" style:auto-text-indent="false" style:page-number="auto" text:number-lines="false" text:line-number="0"/>
      <style:text-properties fo:text-transform="uppercase" fo:font-size="14pt" fo:font-weight="bold" style:font-size-asian="16pt" style:font-weight-asian="bold" style:font-size-complex="16pt" style:font-weight-complex="600"/>
    </style:style>
    <style:style style:name="Heading_20_1" style:display-name="Heading 1" style:family="paragraph" style:parent-style-name="Heading" style:next-style-name="Text_20_body" style:default-outline-level="1" style:class="text" style:master-page-name="">
      <style:paragraph-properties fo:margin-top="0.499cm" fo:margin-bottom="0cm" style:contextual-spacing="false" style:page-number="auto"/>
      <style:text-properties fo:text-transform="uppercase" style:font-name="Arial1" fo:font-family="Arial" style:font-style-name="Bold" style:font-family-generic="swiss" style:font-pitch="variable" fo:font-size="12pt" fo:font-weight="bold" officeooo:rsid="001a00b9" style:font-size-asian="12pt" style:font-weight-asian="bold" style:font-size-complex="12pt" style:font-weight-complex="600"/>
    </style:style>
    <style:style style:name="Contents_20_1" style:display-name="Contents 1" style:family="paragraph" style:parent-style-name="Index" style:class="index" style:master-page-name="">
      <style:paragraph-properties fo:margin-left="0cm" fo:margin-right="0cm" fo:text-indent="0cm" style:auto-text-indent="false" style:page-number="auto">
        <style:tab-stops>
          <style:tab-stop style:position="16.589cm" style:type="right" style:leader-style="dotted" style:leader-text="."/>
        </style:tab-stops>
      </style:paragraph-properties>
      <style:text-properties fo:text-transform="uppercase" style:font-name="Arial1" fo:font-family="Arial" style:font-style-name="Bold" style:font-family-generic="swiss" style:font-pitch="variable" fo:font-weight="bold"/>
    </style:style>
    <style:style style:name="Heading_20_2" style:display-name="Heading 2" style:family="paragraph" style:parent-style-name="Heading" style:next-style-name="Text_20_body" style:default-outline-level="2" style:class="text">
      <style:paragraph-properties fo:margin-top="0.4cm" fo:margin-bottom="0cm" style:contextual-spacing="false" fo:line-height="150%"/>
      <style:text-properties fo:font-variant="normal" fo:text-transform="none" fo:font-size="12pt" fo:font-weight="bold" officeooo:rsid="001a00b9" style:font-size-asian="12pt" style:font-weight-asian="bold" style:font-size-complex="12pt" style:font-weight-complex="600"/>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09cm" style:type="right" style:leader-style="dotted" style:leader-text="."/>
        </style:tab-stops>
      </style:paragraph-properties>
      <style:text-properties style:font-name="Arial1" fo:font-family="Arial" style:font-style-name="Bold" style:font-family-generic="swiss" style:font-pitch="variable" fo:font-weight="bold"/>
    </style:style>
    <style:style style:name="Contents_20_3" style:display-name="Contents 3" style:family="paragraph" style:parent-style-name="Index" style:class="index">
      <style:paragraph-properties fo:margin-left="1cm" fo:margin-right="0cm" fo:text-indent="0cm" style:auto-text-indent="false">
        <style:tab-stops>
          <style:tab-stop style:position="15.589cm" style:type="right" style:leader-style="dotted" style:leader-text="."/>
        </style:tab-stops>
      </style:paragraph-properties>
      <style:text-properties style:font-name="Arial2" fo:font-family="Arial" style:font-style-name="Italic" style:font-family-generic="swiss" style:font-pitch="variable" fo:font-style="italic"/>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09cm" style:type="right" style:leader-style="dotted" style:leader-text="."/>
        </style:tab-stops>
      </style:paragraph-properties>
      <style:text-properties style:font-name="Arial3" fo:font-family="Arial" style:font-style-name="Regular" style:font-family-generic="swiss" style:font-pitch="variable"/>
    </style:style>
    <style:style style:name="Heading_20_3" style:display-name="Heading 3" style:family="paragraph" style:parent-style-name="Heading" style:next-style-name="Text_20_body" style:default-outline-level="3" style:class="text" style:master-page-name="">
      <style:paragraph-properties fo:margin-top="0.3cm" fo:margin-bottom="0cm" style:contextual-spacing="false" style:page-number="auto"/>
      <style:text-properties fo:font-size="12pt" fo:font-style="normal" fo:font-weight="normal" style:font-size-asian="14pt" style:font-weight-asian="bold" style:font-size-complex="14pt" style:font-weight-complex="600"/>
    </style:style>
    <style:style style:name="Heading_20_4" style:display-name="Heading 4" style:family="paragraph" style:parent-style-name="Heading" style:next-style-name="Text_20_body" style:default-outline-level="4" style:class="text">
      <style:paragraph-properties fo:margin-top="0.199cm" fo:margin-bottom="0cm" style:contextual-spacing="false"/>
      <style:text-properties fo:font-size="12pt" fo:font-style="italic" fo:font-weight="normal"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101cm" fo:margin-bottom="0cm" style:contextual-spacing="false"/>
      <style:text-properties fo:font-size="12pt" fo:font-weight="normal" style:font-size-asian="12pt" style:font-weight-asian="bold" style:font-size-complex="12pt" style:font-weight-complex="600"/>
    </style:style>
    <style:style style:name="Quotations" style:family="paragraph" style:parent-style-name="Standard" style:class="html" style:master-page-name="">
      <style:paragraph-properties fo:margin-left="7.001cm" fo:margin-right="0cm" fo:margin-top="0cm" fo:margin-bottom="0cm" style:contextual-spacing="false" fo:line-height="100%" fo:text-align="justify" style:justify-single-word="false" fo:text-indent="0cm" style:auto-text-indent="false" style:page-number="auto" style:writing-mode="lr-tb"/>
      <style:text-properties fo:font-size="10pt"/>
    </style:style>
    <style:style style:name="Title" style:family="paragraph" style:parent-style-name="Heading" style:next-style-name="Text_20_body" style:class="chapter">
      <style:paragraph-properties fo:margin-top="0cm" fo:margin-bottom="0cm" style:contextual-spacing="false" fo:line-height="100%" fo:text-align="center" style:justify-single-word="false"/>
      <style:text-properties fo:font-size="12pt" fo:font-weight="bold" style:font-size-asian="28pt" style:font-weight-asian="bold" style:font-size-complex="28pt" style:font-weight-complex="600"/>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Title" style:family="paragraph" style:parent-style-name="Title" style:next-style-name="simpleParagraph" style:master-page-name="">
      <style:paragraph-properties fo:line-height="150%" style:page-number="auto"/>
      <style:text-properties fo:text-transform="uppercase" fo:font-size="14pt"/>
    </style:style>
    <style:style style:name="simpleParagraph" style:family="paragraph" style:parent-style-name="Text_20_body" style:master-page-name="">
      <style:paragraph-properties fo:margin-left="0cm" fo:margin-right="0cm" fo:line-height="100%" fo:text-indent="0cm" style:auto-text-indent="false" style:page-number="auto"/>
    </style:style>
    <style:style style:name="Centralized" style:family="paragraph" style:parent-style-name="Text_20_body" style:master-page-name="">
      <style:paragraph-properties fo:margin-left="0cm" fo:margin-right="0cm" fo:line-height="100%" fo:text-align="center" style:justify-single-word="false" fo:text-indent="0cm" style:auto-text-indent="false" style:page-number="auto"/>
      <style:text-properties fo:text-transform="uppercase"/>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293de7" officeooo:paragraph-rsid="00293de7"/>
    </style:style>
    <style:page-layout style:name="Mpm1">
      <style:page-layout-properties fo:page-width="21.59cm" fo:page-height="27.94cm" style:num-format="1" style:print-orientation="portrait" fo:margin-top="3cm" fo:margin-bottom="2cm" fo:margin-left="3cm" fo:margin-right="2cm" fo:border="none" fo:padding="0.04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101cm" fo:margin-left="0cm" fo:margin-right="0cm" fo:margin-bottom="0cm" fo:background-color="transparent" style:dynamic-spacing="false"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6.2$Linux_X86_64 LibreOffice_project/40$Build-2</meta:generator>
    <dc:date>2023-03-16T16:40:30.338199222</dc:date>
    <meta:editing-duration>PT6H45M13S</meta:editing-duration>
    <meta:editing-cycles>17</meta:editing-cycles>
    <meta:document-statistic meta:table-count="0" meta:image-count="0" meta:object-count="0" meta:page-count="8" meta:paragraph-count="49" meta:word-count="772" meta:character-count="5381" meta:non-whitespace-character-count="4654"/>
  </office:meta>
</office:document-meta>
</file>